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91" officeooo:paragraph-rsid="001faa91"/>
    </style:style>
    <style:style style:name="P2" style:family="paragraph" style:parent-style-name="Standard">
      <style:text-properties officeooo:rsid="00205180" officeooo:paragraph-rsid="00205180"/>
    </style:style>
    <style:style style:name="P3" style:family="paragraph">
      <style:paragraph-properties fo:text-align="center"/>
    </style:style>
    <style:style style:name="T1" style:family="text">
      <style:text-properties officeooo:rsid="00205180"/>
    </style:style>
    <style:style style:name="T2" style:family="text">
      <style:text-properties style:text-underline-style="solid" style:text-underline-width="auto" style:text-underline-color="font-color"/>
    </style:style>
    <style:style style:name="gr1" style:family="graphic">
      <style:graphic-properties draw:textarea-horizontal-align="justify" draw:textarea-vertical-align="middle" draw:auto-grow-height="false" fo:min-height="4.392cm" fo:min-width="3.1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vertical-align="middle" draw:auto-grow-height="false" fo:min-height="2.593cm" fo:min-width="1.693cm"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2.619cm" fo:min-width="1.27cm"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2.514cm" fo:min-width="2.646cm"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2.593cm" fo:min-width="2.96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1.191cm" fo:min-width="1.111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997cm" fo:min-width="0.38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gramación</text:span> En Android – Edu it </text:p>
      <text:p text:style-name="P1"><draw:custom-shape text:anchor-type="paragraph" draw:z-index="4" draw:name="Forma1" draw:style-name="gr1" draw:text-style-name="P3" svg:width="3.149cm" svg:height="4.393cm" svg:x="14.321cm" svg:y="0.161cm"><text:p text:style-name="P3">ADDTASK</text:p><draw:enhanced-geometry svg:viewBox="0 0 21600 21600" draw:type="rectangle" draw:enhanced-path="M 0 0 L 21600 0 21600 21600 0 21600 0 0 Z N"/></draw:custom-shape><text:a xlink:type="simple" xlink:href="mailto:germankrejcer@gmail.com" text:style-name="Internet_20_link" text:visited-style-name="Visited_20_Internet_20_Link">germankrejcer@gmail.com</text:a></text:p>
      <text:p text:style-name="P1"/>
      <text:p text:style-name="P1">Pedir Git y diapositivas</text:p>
      <text:p text:style-name="P1"/>
      <text:p text:style-name="P2">Pagina de ayuda: <text:span text:style-name="T2"><text:s/>http://developer.android.com</text:span></text:p>
      <text:p text:style-name="P2"><draw:custom-shape text:anchor-type="paragraph" draw:z-index="1" draw:name="Forma1" draw:style-name="gr1" draw:text-style-name="P3" svg:width="3.149cm" svg:height="4.393cm" svg:x="6.145cm" svg:y="0.134cm"><text:p text:style-name="P3">LOGIN</text:p><draw:enhanced-geometry svg:viewBox="0 0 21600 21600" draw:type="rectangle" draw:enhanced-path="M 0 0 L 21600 0 21600 21600 0 21600 0 0 Z N"/></draw:custom-shape></text:p>
      <text:p text:style-name="P2"><draw:custom-shape text:anchor-type="paragraph" draw:z-index="0" draw:name="Forma1" draw:style-name="gr1" draw:text-style-name="P3" svg:width="3.149cm" svg:height="4.393cm" svg:x="0.404cm" svg:y="2.769cm"><text:p text:style-name="P3">WELCOME</text:p><draw:enhanced-geometry svg:viewBox="0 0 21600 21600" draw:type="rectangle" draw:enhanced-path="M 0 0 L 21600 0 21600 21600 0 21600 0 0 Z N"/></draw:custom-shape><draw:custom-shape text:anchor-type="paragraph" draw:z-index="2" draw:name="Forma1" draw:style-name="gr1" draw:text-style-name="P3" svg:width="3.149cm" svg:height="4.393cm" svg:x="6.251cm" svg:y="5.854cm"><text:p text:style-name="P3">REGISTER</text:p><draw:enhanced-geometry svg:viewBox="0 0 21600 21600" draw:type="rectangle" draw:enhanced-path="M 0 0 L 21600 0 21600 21600 0 21600 0 0 Z N"/></draw:custom-shape><draw:custom-shape text:anchor-type="paragraph" draw:z-index="3" draw:name="Forma1" draw:style-name="gr1" draw:text-style-name="P3" svg:width="3.149cm" svg:height="4.393cm" svg:x="13.527cm" svg:y="3.431cm"><text:p text:style-name="P3">MAIN</text:p><draw:enhanced-geometry svg:viewBox="0 0 21600 21600" draw:type="rectangle" draw:enhanced-path="M 0 0 L 21600 0 21600 21600 0 21600 0 0 Z N"/></draw:custom-shape><draw:custom-shape text:anchor-type="paragraph" draw:z-index="5" draw:name="Forma1" draw:style-name="gr1" draw:text-style-name="P3" svg:width="3.149cm" svg:height="4.393cm" svg:x="6.384cm" svg:y="11.86cm"><text:p text:style-name="P3">TERM &amp; COND</text:p><draw:enhanced-geometry svg:viewBox="0 0 21600 21600" draw:type="rectangle" draw:enhanced-path="M 0 0 L 21600 0 21600 21600 0 21600 0 0 Z N"/></draw:custom-shape><draw:custom-shape text:anchor-type="paragraph" draw:z-index="6" draw:name="Forma2" draw:style-name="gr2" draw:text-style-name="P3" svg:width="1.694cm" svg:height="2.594cm" svg:x="3.923cm" svg:y="1.6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name="Forma3" draw:style-name="gr3" draw:text-style-name="P3" svg:width="1.271cm" svg:height="2.62cm" svg:x="4.214cm" svg:y="6.47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8" draw:name="Forma4" draw:style-name="gr4" draw:text-style-name="P3" svg:width="2.647cm" svg:height="2.514cm" svg:x="9.929cm" svg:y="2.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Forma5" draw:style-name="gr5" draw:text-style-name="P3" svg:width="2.964cm" svg:height="2.594cm" svg:x="9.559cm" svg:y="6.1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name="Forma6" draw:style-name="gr6" draw:text-style-name="P3" svg:width="1.112cm" svg:height="1.191cm" svg:x="14.691cm" svg:y="1.84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1" draw:name="Forma7" draw:style-name="gr7" svg:width="0.768cm" svg:height="1.138cm" svg:x="7.019cm" svg:y="10.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00:33.126175478</meta:creation-date>
    <dc:date>2020-02-01T15:16:30.133572098</dc:date>
    <meta:editing-duration>PT5M46S</meta:editing-duration>
    <meta:editing-cycles>2</meta:editing-cycles>
    <meta:generator>LibreOffice/6.0.7.3$Linux_X86_64 LibreOffice_project/00m0$Build-3</meta:generator>
    <meta:document-statistic meta:table-count="0" meta:image-count="0" meta:object-count="0" meta:page-count="1" meta:paragraph-count="4" meta:word-count="14" meta:character-count="126" meta:non-whitespace-character-count="113"/>
  </office:meta>
</office:document-meta>
</file>